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Noto Sans Arabic UI" svg:font-family="'Noto Sans Arabic UI'" style:font-family-generic="system" style:font-pitch="variable"/>
  </office:font-face-decls>
  <office:automatic-styles>
    <style:style style:name="Table1" style:family="table">
      <style:table-properties style:width="6.6889in" fo:margin-left="0in" fo:margin-top="0in" fo:margin-bottom="0in" table:align="left" style:writing-mode="lr-tb"/>
    </style:style>
    <style:style style:name="Table1.A" style:family="table-column">
      <style:table-column-properties style:column-width="1.0417in"/>
    </style:style>
    <style:style style:name="Table1.B" style:family="table-column">
      <style:table-column-properties style:column-width="3in"/>
    </style:style>
    <style:style style:name="Table1.C" style:family="table-column">
      <style:table-column-properties style:column-width="1.2708in"/>
    </style:style>
    <style:style style:name="Table1.D" style:family="table-column">
      <style:table-column-properties style:column-width="1.3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Header">
      <style:paragraph-properties fo:margin-left="-0.0799in" fo:margin-right="0in" fo:text-indent="0in" style:auto-text-indent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style style:name="P4" style:family="paragraph" style:parent-style-name="Standard">
      <style:text-properties officeooo:rsid="000aa52b" officeooo:paragraph-rsid="000aa52b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paragraph-properties fo:margin-top="0in" fo:margin-bottom="0in" loext:contextual-spacing="false" fo:line-height="108%"/>
      <style:text-properties fo:font-style="italic" style:font-style-asian="italic" style:font-style-complex="italic"/>
    </style:style>
    <style:style style:name="P7" style:family="paragraph" style:parent-style-name="Standard">
      <style:paragraph-properties fo:margin-top="0in" fo:margin-bottom="0in" loext:contextual-spacing="false" fo:line-height="100%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rsid="00098eb3" officeooo:paragraph-rsid="00098eb3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officeooo:rsid="000aa52b" officeooo:paragraph-rsid="000aa52b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font-variant="normal" fo:text-transform="none" fo:letter-spacing="normal" fo:font-style="normal" fo:font-weight="normal"/>
    </style:style>
    <style:style style:name="P12" style:family="paragraph" style:parent-style-name="Title" style:master-page-name="Standard">
      <style:paragraph-properties fo:text-align="center" style:justify-single-word="false" style:page-number="auto"/>
    </style:style>
    <style:style style:name="P13" style:family="paragraph" style:parent-style-name="List_20_Paragraph" style:list-style-name="WWNum1"/>
    <style:style style:name="P14" style:family="paragraph" style:parent-style-name="List_20_Paragraph" style:list-style-name="WWNum1">
      <style:text-properties officeooo:paragraph-rsid="00098eb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7ec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8eb3" style:font-weight-asian="bold" style:font-weight-complex="bold"/>
    </style:style>
    <style:style style:name="T5" style:family="text">
      <style:text-properties officeooo:rsid="00098eb3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officeooo:rsid="000aa52b"/>
    </style:style>
    <style:style style:name="T9" style:family="text">
      <style:text-properties officeooo:rsid="000c89bb"/>
    </style:style>
    <style:style style:name="T10" style:family="text">
      <style:text-properties officeooo:rsid="000c8f6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esign Document and Test Plan</text:p>
      <text:p text:style-name="Standard"/>
      <text:p text:style-name="Standard">Name of team members who collaborated on the design and test plan:</text:p>
      <text:list xml:id="list2663421338" text:style-name="WWNum1">
        <text:list-item>
          <text:p text:style-name="P14">Name (<text:span text:style-name="T1">first last</text:span>): </text:p>
        </text:list-item>
        <text:list-item>
          <text:p text:style-name="P13">Name (<text:span text:style-name="T1">first last</text:span>): <text:span text:style-name="T9">Colton Owenby</text:span></text:p>
        </text:list-item>
        <text:list-item>
          <text:p text:style-name="P13">Name (<text:span text:style-name="T1">first last</text:span>): ___________________</text:p>
        </text:list-item>
      </text:list>
      <text:p text:style-name="Standard">Name of programming challenge for which you submit this document: <text:span text:style-name="T5">Retirement Calc</text:span></text:p>
      <text:h text:style-name="Heading_20_1" text:outline-level="1">Pseudocode </text:h>
      <text:p text:style-name="P5">(See Ch. 1.6 in our textbook for an example of how to write detailed pseudocode) 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Test Plan</text:h>
      <text:p text:style-name="P5">(See Ch. 5.13 in our textbook for an example of how to write a test plan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Test #</text:p>
          </table:table-cell>
          <table:table-cell table:style-name="Table1.A1" office:value-type="string">
            <text:p text:style-name="P10">Purpose</text:p>
          </table:table-cell>
          <table:table-cell table:style-name="Table1.A1" office:value-type="string">
            <text:p text:style-name="P7"><text:span text:style-name="T3">Input</text:span><text:span text:style-name="T4">s</text:span></text:p>
          </table:table-cell>
          <table:table-cell table:style-name="Table1.A1" office:value-type="string">
            <text:p text:style-name="P10">Expected Output</text:p>
          </table:table-cell>
        </table:table-row>
        <table:table-row table:style-name="Table1.1"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1000, <text:span text:style-name="T8">0.0</text:span>25, 20</text:p>
          </table:table-cell>
          <table:table-cell table:style-name="Table1.A1" office:value-type="string">
            <text:p text:style-name="P7"><text:span text:style-name="T7">1,638.62</text:span><text:span text:style-name="T6"> </text:span></text:p>
          </table:table-cell>
        </table:table-row>
        <table:table-row table:style-name="Table1.1"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1000, 0.<text:span text:style-name="T8">0</text:span>25, 40</text:p>
          </table:table-cell>
          <table:table-cell table:style-name="Table1.A1" office:value-type="string">
            <text:p text:style-name="P11">2,685.06</text:p>
          </table:table-cell>
        </table:table-row>
        <table:table-row table:style-name="Table1.1">
          <table:table-cell table:style-name="Table1.A1" office:value-type="string">
            <text:p text:style-name="P7">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>2000, 0.25, 20</text:p>
          </table:table-cell>
          <table:table-cell table:style-name="Table1.A1" office:value-type="string">
            <text:p text:style-name="P7">173,472.35</text:p>
          </table:table-cell>
        </table:table-row>
        <table:table-row table:style-name="Table1.1">
          <table:table-cell table:style-name="Table1.A1" office:value-type="string">
            <text:p text:style-name="P7">4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9">10, 0.1, 10</text:p>
          </table:table-cell>
          <table:table-cell table:style-name="Table1.A1" office:value-type="string">
            <text:p text:style-name="P9">25.94</text:p>
          </table:table-cell>
        </table:table-row>
        <table:table-row table:style-name="Table1.1">
          <table:table-cell table:style-name="Table1.A1" office:value-type="string">
            <text:p text:style-name="P7">5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…</text:p>
          </table:table-cell>
          <table:table-cell table:style-name="Table1.A1" office:value-type="string">
            <text:p text:style-name="P6">(Feel free to add more test cases)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Noto Sans Arabic UI" svg:font-family="'Noto Sans Arabic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Noto Sans Arabic UI" style:font-family-complex="'Noto Sans Arabic UI'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Noto Sans Arabic UI" style:font-family-complex="'Noto Sans Arabic UI'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4993in" fo:margin-left="0in" fo:margin-top="0in" fo:margin-bottom="0in" table:align="left" style:writing-mode="lr-tb"/>
    </style:style>
    <style:style style:name="Table2.A" style:family="table-column">
      <style:table-column-properties style:column-width="2.166in"/>
    </style:style>
    <style:style style:name="Table2.B" style:family="table-column">
      <style:table-column-properties style:column-width="2.166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4993in" fo:margin-left="0in" fo:margin-top="0in" fo:margin-bottom="0in" table:align="left" style:writing-mode="lr-tb"/>
    </style:style>
    <style:style style:name="Table3.A" style:family="table-column">
      <style:table-column-properties style:column-width="2.166in"/>
    </style:style>
    <style:style style:name="Table3.B" style:family="table-column">
      <style:table-column-properties style:column-width="2.166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left="-0.0799in" fo:margin-right="0in" fo:text-indent="0in" style:auto-text-indent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style style:name="MT1" style:family="text">
      <style:text-properties officeooo:rsid="000c8f66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MP1">CPSC 1021 Spring 202<text:span text:style-name="MT1">3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Lab 1</text:p>
            </table:table-cell>
          </table:table-row>
        </table:table>
        <text:p text:style-name="Header"/>
      </style:header>
      <style:footer>
        <table:table table:name="Table3" table:style-name="Table3">
          <table:table-column table:style-name="Table3.A"/>
          <table:table-column table:style-name="Table3.B" table:number-columns-repeated="2"/>
          <table:table-row table:style-name="Table3.1"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2"/>
            </table:table-cell>
            <table:table-cell table:style-name="Table3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exander Christoph Herzog</meta:initial-creator>
    <meta:editing-cycles>6</meta:editing-cycles>
    <meta:creation-date>2022-01-22T17:53:00</meta:creation-date>
    <dc:date>2023-01-23T16:48:23.228247480</dc:date>
    <meta:editing-duration>PT34M18S</meta:editing-duration>
    <meta:generator>LibreOffice/6.4.7.2$Linux_X86_64 LibreOffice_project/40$Build-2</meta:generator>
    <meta:document-statistic meta:table-count="3" meta:image-count="0" meta:object-count="0" meta:page-count="1" meta:paragraph-count="31" meta:word-count="119" meta:character-count="629" meta:non-whitespace-character-count="5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